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Grande" svg:font-family="'Lucida Grande', helvetica, arial, verdana, sans-serif"/>
    <style:font-face style:name="Roboto" svg:font-family="Robot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Noto Sans Devanagari1" svg:font-family="'Noto Sans Devanagari'" style:font-family-generic="swiss"/>
    <style:font-face style:name="DejaVu Sans2" svg:font-family="'DejaVu Sans'" style:font-pitch="variable"/>
    <style:font-face style:name="Noto Sans Devanagari2" svg:font-family="'Noto Sans Devanagari'"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list-style-name=""/>
    <style:style style:name="P3" style:family="paragraph" style:parent-style-name="Standard" style:list-style-name="WW8Num4">
      <style:paragraph-properties fo:text-align="start" style:justify-single-word="false"/>
      <style:text-properties officeooo:paragraph-rsid="0010ef4a"/>
    </style:style>
    <style:style style:name="P4" style:family="paragraph" style:parent-style-name="Text_20_body">
      <style:paragraph-properties fo:line-height="95%"/>
      <style:text-properties officeooo:paragraph-rsid="000fa6b9"/>
    </style:style>
    <style:style style:name="P5" style:family="paragraph" style:parent-style-name="Heading_20_1">
      <style:text-properties officeooo:rsid="001088ee" officeooo:paragraph-rsid="001088ee"/>
    </style:style>
    <style:style style:name="P6" style:family="paragraph" style:parent-style-name="Heading_20_5">
      <style:text-properties officeooo:rsid="001088ee" officeooo:paragraph-rsid="001088ee" style:font-name-asian="MS Mincho"/>
    </style:style>
    <style:style style:name="P7" style:family="paragraph" style:parent-style-name="Affiliation">
      <style:text-properties style:font-name-asian="MS Mincho"/>
    </style:style>
    <style:style style:name="P8" style:family="paragraph" style:parent-style-name="Affiliation">
      <style:text-properties officeooo:paragraph-rsid="000fa6b9" style:font-name-asian="MS Mincho"/>
    </style:style>
    <style:style style:name="P9" style:family="paragraph" style:parent-style-name="Affiliation">
      <style:text-properties officeooo:rsid="000fa6b9" officeooo:paragraph-rsid="000fa6b9"/>
    </style:style>
    <style:style style:name="P10" style:family="paragraph" style:parent-style-name="Author">
      <style:text-properties style:font-name-asian="MS Mincho"/>
    </style:style>
    <style:style style:name="P11" style:family="paragraph" style:parent-style-name="Author">
      <style:text-properties officeooo:rsid="000fa6b9" officeooo:paragraph-rsid="000fa6b9"/>
    </style:style>
    <style:style style:name="P12" style:family="paragraph" style:parent-style-name="paper_20_title" style:master-page-name="Standard">
      <style:paragraph-properties style:page-number="auto"/>
      <style:text-properties fo:font-style="italic" fo:font-weight="bold" style:font-name-asian="MS Mincho" style:font-style-asian="italic" style:font-weight-asian="bold" style:font-style-complex="italic" style:font-weight-complex="bold"/>
    </style:style>
    <style:style style:name="P13" style:family="paragraph" style:parent-style-name="references">
      <style:text-properties style:font-name-asian="MS Mincho"/>
    </style:style>
    <style:style style:name="P14" style:family="paragraph" style:parent-style-name="references" style:list-style-name="WW8Num4">
      <style:paragraph-properties fo:text-align="start" style:justify-single-word="false"/>
      <style:text-properties officeooo:paragraph-rsid="0010ef4a"/>
    </style:style>
    <style:style style:name="T1" style:family="text">
      <style:text-properties style:font-name-asian="MS Mincho"/>
    </style:style>
    <style:style style:name="T2" style:family="text">
      <style:text-properties officeooo:rsid="001088ee" style:font-name-asian="MS Mincho"/>
    </style:style>
    <style:style style:name="T3" style:family="text">
      <style:text-properties officeooo:rsid="0010ef4a" style:font-name-asian="MS Mincho"/>
    </style:style>
    <style:style style:name="T4" style:family="text">
      <style:text-properties fo:font-style="italic" style:font-name-asian="MS Mincho" style:font-style-asian="italic"/>
    </style:style>
    <style:style style:name="T5" style:family="text">
      <style:text-properties fo:font-style="italic" style:font-name-asian="MS Mincho" style:font-style-asian="italic" style:font-style-complex="italic"/>
    </style:style>
    <style:style style:name="T6" style:family="text">
      <style:text-properties style:font-name-asian="Times New Roman"/>
    </style:style>
    <style:style style:name="T7" style:family="text">
      <style:text-properties officeooo:rsid="001088ee" style:font-name-asian="Times New Roman"/>
    </style:style>
    <style:style style:name="T8" style:family="text">
      <style:text-properties officeooo:rsid="000fa6b9"/>
    </style:style>
    <style:style style:name="T9"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10"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Times New Roman1" fo:font-size="10pt" fo:font-style="italic" style:text-underline-style="none" fo:font-weight="normal"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style:font-name="Times New Roman1" fo:font-size="8pt" fo:font-style="normal" style:text-underline-style="none" fo:font-weight="normal" style:text-blinking="false" fo:background-color="#ffffff" loext:char-shading-value="0" style:font-name-asian="MS Mincho" style:font-size-asian="8pt" style:font-size-complex="8pt"/>
    </style:style>
    <style:style style:name="T13" style:family="text">
      <style:text-properties fo:font-variant="normal" fo:text-transform="none" fo:color="#000000" style:text-line-through-style="none" style:text-line-through-type="none" style:font-name="Times New Roman1" fo:font-size="8pt" fo:font-style="normal" style:text-underline-style="none" fo:font-weight="normal" officeooo:rsid="001088ee" style:text-blinking="false" fo:background-color="#ffffff" loext:char-shading-value="0" style:font-name-asian="MS Mincho" style:font-size-asian="8pt" style:font-size-complex="8pt"/>
    </style:style>
    <style:style style:name="T14" style:family="text">
      <style:text-properties fo:font-variant="normal" fo:text-transform="none" fo:color="#000000" style:text-line-through-style="none" style:text-line-through-type="none" style:font-name="Times New Roman1" fo:font-size="8pt" fo:font-style="normal" style:text-underline-style="none" fo:font-weight="normal" officeooo:rsid="0010ef4a" style:text-blinking="false" fo:background-color="#ffffff" loext:char-shading-value="0" style:font-name-asian="MS Mincho" style:font-size-asian="8pt" style:font-size-complex="8pt"/>
    </style:style>
    <style:style style:name="T15" style:family="text">
      <style:text-properties fo:font-variant="normal" fo:text-transform="none" fo:color="#000000" style:text-line-through-style="none" style:text-line-through-type="none" style:font-name="Times New Roman1" fo:font-size="8pt" fo:letter-spacing="normal" fo:font-style="normal" style:text-underline-style="none" fo:font-weight="normal" style:text-blinking="false" fo:background-color="#ffffff" loext:char-shading-value="0" style:font-name-asian="MS Mincho" style:font-size-asian="8pt" style:font-size-complex="8pt"/>
    </style:style>
    <style:style style:name="T16" style:family="text">
      <style:text-properties fo:font-variant="normal" fo:text-transform="none" fo:color="#000000" style:text-line-through-style="none" style:text-line-through-type="none" style:font-name="Lucida Grande" fo:font-size="14pt" fo:letter-spacing="normal" fo:font-style="normal" style:text-underline-style="solid" style:text-underline-width="auto" style:text-underline-color="font-color" fo:font-weight="normal" style:text-blinking="false" fo:background-color="#ffffff" loext:char-shading-value="0" style:font-name-asian="MS Mincho" style:font-size-asian="8pt" style:font-size-complex="8pt"/>
    </style:style>
    <style:style style:name="T17"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fo:background-color="#ffffff" loext:char-shading-value="0" style:font-name-asian="MS Mincho" style:font-size-asian="8pt" style:font-size-complex="8pt"/>
    </style:style>
    <style:style style:name="T18" style:family="text">
      <style:text-properties fo:font-variant="normal" fo:text-transform="none" fo:color="#000000" style:text-line-through-style="none" style:text-line-through-type="none" style:font-name="Lucida Grande" fo:font-size="8pt" fo:letter-spacing="normal" fo:font-style="normal" style:text-underline-style="none" fo:font-weight="normal" style:text-blinking="false" fo:background-color="#ffffff" loext:char-shading-value="0" style:font-name-asian="MS Mincho" style:font-size-asian="8pt" style:font-size-complex="8pt"/>
    </style:style>
    <style:style style:name="T19" style:family="text">
      <style:text-properties officeooo:rsid="0010ef4a"/>
    </style:style>
    <style:style style:name="Sect1" style:family="section">
      <style:section-properties style:writing-mode="lr-tb" style:editable="false">
        <style:columns fo:column-count="2" fo:column-gap="0.5in">
          <style:column style:rel-width="32767*" fo:start-indent="0in" fo:end-indent="0.25in"/>
          <style:column style:rel-width="32767*"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9">Algoritmos de </text:span>Page Rank <text:s/><text:span text:style-name="T19">e casos de uso</text:span></text:p>
      <text:p text:style-name="P1"/>
      <text:section text:style-name="Sect1" text:name="Section1">
        <text:p text:style-name="P10">Daniel Santos Peixoto</text:p>
        <text:p text:style-name="P7">Universidade Federal da Bahia</text:p>
        <text:p text:style-name="P7">Salvador, BA, Brazil</text:p>
        <text:p text:style-name="P11"><text:span text:style-name="T1">Maria Luisa Santos Rodrigues</text:span></text:p>
        <text:p text:style-name="P9"><text:span text:style-name="T1">Universidade Federal da Bahia</text:span></text:p>
        <text:p text:style-name="P8"><text:span text:style-name="T8">Salvador, BA, Brazil</text:span></text:p>
      </text:section>
      <text:section text:style-name="Sect2" text:name="Section2">
        <text:p text:style-name="P7"/>
        <text:p text:style-name="P1"/>
      </text:section>
      <text:section text:style-name="Sect3" text:name="Section3">
        <text:p text:style-name="Abstract"><text:span text:style-name="T5">Abstract</text:span><text:span text:style-name="T1">—</text:span><text:span text:style-name="T2">O Page Rank original foi desenvolvida pela Google, desde então ele tem sofrido modificações e sido usado em diferentes tipos de situações</text:span><text:span text:style-name="T1">. </text:span><text:span text:style-name="T2">Um dos problemas atuais é lidar com alto volume de dados</text:span><text:span text:style-name="T1">, </text:span><text:span text:style-name="T2">nesse relatório iremos discutir como manipular tamanho volume de dados e manter um nível agradável de perfomance</text:span><text:span text:style-name="T1">. </text:span></text:p>
        <text:p text:style-name="key_20_words"><text:span text:style-name="T1">Keywords—large graphs; page rank; comparison</text:span></text:p>
        <text:h text:style-name="Heading_20_1" text:outline-level="1"><text:span text:style-name="T6"><text:s/></text:span><text:span text:style-name="T7">Introdução</text:span> </text:h>
        <text:p text:style-name="Text_20_body">The original Page Rank algorithm is not as good as modern search engines algorithms, and it does not deals with modern problems. </text:p>
        <text:p text:style-name="Text_20_body">Nowadays, massive amounts of data are generated everyday, and mostly is unstructured data. The Page Rank algorithm can be used to add value for part of this data, as other problems can be solved using it, such as application logs, product recommendation, user ranking, etc.</text:p>
        <text:p text:style-name="Text_20_body">As different problems usually have different amounts, different types of resources and also different purposes, we need to choose an algorithm that fits properly to the problem. Many implementations will be slower, not able to guarantee some constraints, and sometimes, even impossible for that kind of problem.</text:p>
        <text:p text:style-name="Text_20_body">In this paper, we provide comparison against many algorithms to serve as a guide for developing new applications, whatever its constraints are.</text:p>
        <text:h text:style-name="P5" text:outline-level="1">Literatura</text:h>
        <text:p text:style-name="P4"><text:bookmark text:name="docs-internal-guid-904a17cb-1a45-fcaa-a46b-c7927068aa4c"/><text:span text:style-name="T9">Dentre os primeiros algoritmos de ranqueamento de páginas e pontuação de sites, se destacaram o PageRank, desenvolvido por Larry Page e Sergey Brin e utilizado até hoje pelo Google, e o RankDex, desenvolvido por Robin Li e utilizado pelo Baidu.</text:span></text:p>
        <text:p text:style-name="P4"><text:span text:style-name="T10">O algoritmo PageRank, em sua forma original, determina o </text:span><text:span text:style-name="T11">rank </text:span><text:span text:style-name="T10">de uma página web baseado na probabilidade que um usuário chegue até ela, calculada a partir dos hiperlinks em outras páginas web que direcionam até ela. Para uso do algoritmo, as páginas pertencentes a um dado conjunto (no caso do Google, as páginas indexadas) são representadas como vértices de um grafo direcionado cujas arestas representam hiperlinks de uma página (vértice de origem) a outra (vértice de destino). O algoritmo funciona iterativamente, partindo de um PageRank inicial atribuído a todos os vértices igualmente e, a cada iteração, o PageRank de cada vértice é atualizado de acordo com seus adjacentes.</text:span></text:p>
        <text:p text:style-name="P4"><text:span text:style-name="T10">No algoritmo original, o PageRank inicial era igual a 1. Em versões seguintes, para facilitar a análise dos relatórios, o algoritmo utiliza uma distribuição de probabilidade de 0 a 1, logo o PageRank inicial de cada vértice é dado pelo quociente 1/N, sendo N o número de vértices. O objetivo é modelar o comportamento de um usuário, apelidado por Page e Brin como </text:span><text:span text:style-name="T11">random surfer</text:span><text:span text:style-name="T10">: partindo de uma página aleatória, esse usuário clica em um link aleatório presente nessa página, sendo levado a outra página. Por isso, a cada iteração, cada vértice transfere aos seus adjacentes o seu próprio PageRank dividido igualmente. As iterações continuam até que se detecte convergência, ou seja, que a diferença no PageRank de cada vértice entre uma iteração e outra tenda a um dado parâmetro suficientemente pequeno. Além disso, para evitar que páginas tenham PageRank zero e modelar mais fielmente o comportamento de um usuário, o algoritmo utiliza um parâmetro chamado </text:span><text:span text:style-name="T11">damping factor</text:span><text:span text:style-name="T10">, que representa a probabilidade do usuário parar de clicar em links aleatórios e requisitar uma nova página aleatória, reiniciando o processo. Em geral, o </text:span><text:span text:style-name="T11">damping factor </text:span><text:span text:style-name="T10">é fixado em 85%, ou seja, há 15% de chance que o usuário modelado requisite uma nova página ao invés de clicar em um link.</text:span></text:p>
        <text:p text:style-name="P4"><text:span text:style-name="T10">Na prática, ao longo dos anos, o Google desenvolveu diversos modelos alternativos e algoritmos auxiliares para refinar o cálculo do PageRank. Dentre eles, podemos citar versões mais inteligentes do </text:span><text:span text:style-name="T11">random surfer </text:span><text:span text:style-name="T10">que navegam entre páginas de acordo com uma dada consulta feita pelo usuário ao invés de aleatoriamente, assim como algoritmos de segurança que modificam detalhes do trânsito das probabilidades entre um vértice e outro para evitar fraudes no cálculo por usuários mal-intencionados.</text:span></text:p>
        <text:p text:style-name="P4"><text:span text:style-name="T10">Algoritmos similares são utilizados em diversos sites e aplicações para determinar sugestões aos usuários. Por exemplo, no Twitter, uma versão alterada do PageRank sugere perfis que possam ser interessantes aos usuários e filtram os resultados das buscas performadas dentro do site. Porém, para que a utilidade dos resultados a cada usuário seja máxima, é necessário que o site utilize o algoritmo de forma personalizada a cada busca, levando em consideração os interesses do usuário (por exemplo, no Twitter, a busca deveria considerar os perfis que o usuário já segue e construir o grafo a partir disso). Apesar do algoritmo PageRank em si ter em geral complexidade linear de acordo com os criadores, a modelagem </text:span><text:soft-page-break/><text:span text:style-name="T10">de uma rede de interesses personalizada gera um grafo extremamente grande a ser percorrido, o que tornaria as buscas bastante demoradas.</text:span></text:p>
        <text:p text:style-name="P4"><text:span text:style-name="T10">Por isso, sites como o Twitter utilizam o PageRank de forma não-personalizada nas suas buscas, comprometendo a qualidade dos resultados. Buscando resolver esse problema, em 2014 foi proposto um algoritmo chamado FAST-PPR (sendo PPR a sigla em inglês para PageRank personalizado), que é capaz de estimar o PageRank personalizado em relação a um usuário específico de 20 a 160 vezes mais rapidamente do que os algoritmos anteriores .</text:span></text:p>
        <text:p text:style-name="P4"><text:span text:style-name="T10">O objetivo do FAST-PPR é encontrar múltiplos caminhos de um vértice </text:span><text:span text:style-name="T11">s </text:span><text:span text:style-name="T10">(o usuário em relação ao qual o PageRank é personalizado) a um vértice </text:span><text:span text:style-name="T11">t </text:span><text:span text:style-name="T10">(a página cujo PageRank personalizado se deseja estimar), calcular o PageRank de </text:span><text:span text:style-name="T11">t </text:span><text:span text:style-name="T10">seguindo cada caminho e usar os resultados para estimar o PageRank de </text:span><text:span text:style-name="T11">t </text:span><text:span text:style-name="T10">relacionado a </text:span><text:span text:style-name="T11">s</text:span><text:span text:style-name="T10">. O algoritmo é baseado em busca bidirecional: primeiro ele parte de </text:span><text:span text:style-name="T11">t </text:span><text:span text:style-name="T10">e segue as arestas para trás, estimando o PageRank dos predecessores de </text:span><text:span text:style-name="T11">t </text:span><text:span text:style-name="T10">até uma certa fronteira e, em seguida, busca caminhos de </text:span><text:span text:style-name="T11">s </text:span><text:span text:style-name="T10">até essa fronteira, calculando o PageRank dos vértices ao longo do caminho e utilizando-os juntamente com as estimativas dos PageRanks depois da fronteira para estimar o PageRank de </text:span><text:span text:style-name="T11">t</text:span><text:span text:style-name="T10">. De acordo com os criadores, a exatidão da estimativa é alta.</text:span></text:p>
        <text:h text:style-name="P5" text:outline-level="1">Metodologia</text:h>
        <text:p text:style-name="Text_20_body"><text:span text:style-name="T8">A metodologia utilizada tem o propósito de verificr como os diferentes algoritmos lidam com as diferentes situações. Vamos discutir a lógica de cada algoritmo e verifica sua complexidade em tempo e espaço</text:span>.</text:p>
        <text:p text:style-name="Text_20_body"><text:span text:style-name="T8">Vamos analizar como cada algoritmo lida com dados distribuídos, grafos esparsos, grafos largos, introdução e remoção de nós, pesquisa, habilidade de customização e limitações de tempo e de espaço</text:span>.</text:p>
        <text:p text:style-name="Text_20_body"><text:span text:style-name="T8">Diferentes cenários comuns serão establecidos para este propósito. Baseando-se como um algoritmo se enaixa nesse cenário, vamos ranquear as diferentes versões do Page Rank e explicar como estas podem ser aprimoradas ou combinadas a fim de prover melhores resultados</text:span>.</text:p>
        <text:h text:style-name="P6" text:outline-level="5">Referências</text:h>
        <text:p text:style-name="P1"/>
        <text:list xml:id="list2990755019" text:style-name="WW8Num4">
          <text:list-item>
            <text:p text:style-name="references"><text:span text:style-name="T2">Page, Lawrence; Brin, Sergey; Motwani, Rajeev; Winograd, Terry</text:span><text:span text:style-name="T1"> “</text:span><text:span text:style-name="T2">The PageRank citation ranking: Bringing order to the Web</text:span><text:span text:style-name="T1">” </text:span><text:span text:style-name="T3">Available: http://ilpubs.stanford.edu:8090/422/1/1999-66.pdf</text:span></text:p>
          </text:list-item>
          <text:list-item>
            <text:p text:style-name="P3"><text:span text:style-name="T15">Peter Lofgren, Siddhartha Banerjee, Ashish Goel,C. Seshadhri “</text:span><text:span text:style-name="T12">FAST-PPR: scaling personalized </text:span><text:span text:style-name="T14">P</text:span><text:span text:style-name="T12">age</text:span><text:span text:style-name="T14">R</text:span><text:span text:style-name="T12">ank estimation for large graphs” (KDD 2014 Presentation) </text:span><text:span text:style-name="T14">Available: https://arxiv.org/abs/1404.3181</text:span></text:p>
          </text:list-item>
          <text:list-item>
            <text:p text:style-name="P14"><text:span text:style-name="T13">Page, Lawrence; Brin, Sergey; “</text:span><text:span text:style-name="T2">The Anatomy of a Large-Scale Hypertextual Web Search Engine</text:span><text:span text:style-name="T13">” </text:span><text:span text:style-name="T14">Available: http://infolab.stanford.edu/pub/papers/google.pdf</text:span></text:p>
          </text:list-item>
        </text:list>
      </text:section>
      <text:section text:style-name="Sect4" text:name="Section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Grande" svg:font-family="'Lucida Grande', helvetica, arial, verdana, sans-serif"/>
    <style:font-face style:name="Roboto" svg:font-family="Robot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Noto Sans Devanagari1" svg:font-family="'Noto Sans Devanagari'" style:font-family-generic="swiss"/>
    <style:font-face style:name="DejaVu Sans2" svg:font-family="'DejaVu Sans'" style:font-pitch="variable"/>
    <style:font-face style:name="Noto Sans Devanagari2" svg:font-family="'Noto Sans Devanagari'"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2" style:font-family-asian="'DejaVu Sans'"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none" fo:country="none" style:font-name-asian="MS Mincho" style:font-family-asian="'MS Mincho', 'ＭＳ 明朝'" style:font-family-generic-asian="modern" style:language-asian="none"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loext:contextual-spacing="false" fo:text-align="start" style:justify-single-word="false" fo:keep-together="always" fo:text-indent="-0.2in" style:auto-text-indent="false" fo:keep-with-next="always">
        <style:tab-stops>
          <style:tab-stop style:position="0.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 style:position="0.5701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loext: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in" fo:margin-right="0in" fo:text-indent="-0.2in" style:auto-text-indent="false"/>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5">
      <style:paragraph-properties fo:margin-left="0in" fo:margin-right="0in" fo:margin-top="0.0555in" fo:margin-bottom="0.139in" loext:contextual-spacing="false" fo:text-align="justify" style:justify-single-word="false" fo:orphans="2" fo:widows="2" fo:hyphenation-ladder-count="no-limit"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in" fo:margin-bottom="0.0346in" loext:contextual-spacing="false" fo:line-height="0.1252in"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25in" fo:margin-right="0in" fo:margin-top="0.0417in" fo:margin-bottom="0.0209in" loext:contextual-spacing="false" fo:text-align="end" style:justify-single-word="false" fo:orphans="2" fo:widows="2" fo:hyphenation-ladder-count="no-limit" fo:text-indent="0in" style:auto-text-indent="false">
        <style:tab-stops>
          <style:tab-stop style:position="0.0201in"/>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none" fo:country="none" style:font-name-asian="MS Mincho" style:font-family-asian="'MS Mincho', 'ＭＳ 明朝'" style:font-family-generic-asian="modern" style:language-asian="none" style:country-asian="none"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8-01-21T17:15:53.546136775</dc:date>
    <meta:editing-cycles>4</meta:editing-cycles>
    <meta:editing-duration>PT12M15S</meta:editing-duration>
    <meta:document-statistic meta:table-count="0" meta:image-count="0" meta:object-count="0" meta:page-count="2" meta:paragraph-count="30" meta:word-count="1150" meta:character-count="7395" meta:non-whitespace-character-count="6278"/>
    <meta:generator>LibreOffice/5.4.4.2$Linux_X86_64 LibreOffice_project/40m0$Build-2</meta:generator>
  </office:meta>
</office:document-meta>
</file>